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Listserv.getListserv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Listserv.service( Mail mai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GenericListserv.isPrefixAutoBrack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